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4" style:family="table-cell" style:parent-style-name="Default" style:data-style-name="N0">
      <style:text-properties style:font-name="Fira Sans" style:font-name-asian="Fira Sans" style:font-name-complex="Fira Sans"/>
    </style:style>
    <style:style style:name="ce5" style:family="table-cell" style:parent-style-name="Default" style:data-style-name="N37">
      <style:text-properties style:font-name="Fira Sans" style:font-name-asian="Fira Sans" style:font-name-complex="Fira Sans"/>
    </style:style>
    <style:style style:name="ce6" style:family="table-cell" style:parent-style-name="Default" style:data-style-name="N0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7" style:family="table-cell" style:parent-style-name="Default" style:data-style-name="N19">
      <style:text-properties style:font-name="Fira Sans" style:font-name-asian="Fira Sans" style:font-name-complex="Fira Sans"/>
    </style:style>
    <style:style style:name="ce8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/>
    </style:style>
    <style:style style:name="ce10" style:family="table-cell" style:parent-style-name="Default" style:data-style-name="N19">
      <style:table-cell-properties fo:border="thin solid #000000"/>
      <style:text-properties style:font-name="Fira Sans" style:font-name-asian="Fira Sans" style:font-name-complex="Fira Sans"/>
    </style:style>
    <style:style style:name="ce11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</style:style>
    <style:style style:name="ce1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/>
    </style:style>
    <style:style style:name="ce13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6" style:family="table-cell" style:parent-style-name="Default" style:data-style-name="N19">
      <style:table-cell-properties style:vertical-align="automatic"/>
      <style:text-properties style:font-name="Fira Sans" style:font-name-asian="Fira Sans" style:font-name-complex="Fira San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ira Sans" style:font-name-asian="Fira Sans" style:font-name-complex="Fira Sans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ext-properties style:font-name="Fira Sans" style:font-name-asian="Fira Sans" style:font-name-complex="Fira Sans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/>
    </style:style>
    <style:style style:name="ce25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3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3"/>
    </style:style>
    <style:style style:name="ce29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  <style:map style:condition="of:cell-content()&gt;8" style:apply-style-name="cf3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3" table:default-cell-style-name="ce4"/>
        <table:table-column table:style-name="co2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ata de início:</text:p>
          </table:table-cell>
          <table:table-cell office:value-type="date" office:date-value="2023-03-13T00:00:00" table:style-name="ce3">
            <text:p>13/03/2023</text:p>
          </table:table-cell>
          <table:table-cell table:style-name="ce4"/>
          <table:table-cell office:value-type="string" table:style-name="ce2">
            <text:p>Data atual:</text:p>
          </table:table-cell>
          <table:table-cell office:value-type="date" office:date-value="2023-03-25T00:00:00" table:formula="of:=TODAY()" table:style-name="ce5">
            <text:p>3/25/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ração (d):</text:p>
          </table:table-cell>
          <table:table-cell office:value-type="float" office:value="21" table:style-name="ce6">
            <text:p>21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3" table:style-name="ce4"/>
          <table:table-cell table:style-name="ce4">
            <draw:frame draw:z-index="1" draw:id="id0" draw:style-name="a0" draw:name="Chart 1" svg:x="0.22126in" svg:y="0.11614in" svg:width="6.8952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8">
            <text:p>Dia</text:p>
          </table:table-cell>
          <table:table-cell office:value-type="string" table:style-name="ce8">
            <text:p>Datas</text:p>
          </table:table-cell>
          <table:table-cell office:value-type="string" table:style-name="ce8">
            <text:p>Ideal (h)</text:p>
          </table:table-cell>
          <table:table-cell office:value-type="string" table:style-name="ce8">
            <text:p>Trabalhado (h)</text:p>
          </table:table-cell>
          <table:table-cell office:value-type="string" table:style-name="ce8">
            <text:p>Real (h)</text:p>
          </table:table-cell>
          <table:table-cell table:number-columns-repeated="1637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date" office:date-value="2023-03-13T00:00:00" table:formula="of:=[.B1]" table:style-name="ce10">
            <text:p>13/03/2023</text:p>
          </table:table-cell>
          <table:table-cell office:value-type="float" office:value="79" table:formula="of:=SUM([.J29:.J939])" table:style-name="ce11">
            <text:p>79</text:p>
          </table:table-cell>
          <table:table-cell office:value-type="float" office:value="3" table:formula="of:=SUMIF([.$K$29:.$K$939];[.B5];[.$J$29:.$J$939])" table:style-name="ce11">
            <text:p>3</text:p>
          </table:table-cell>
          <table:table-cell office:value-type="float" office:value="76" table:formula="of:=[.C5]-[.D5]" table:style-name="ce9">
            <text:p>76</text:p>
          </table:table-cell>
          <table:table-cell table:number-columns-repeated="1637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date" office:date-value="2023-03-14T00:00:00" table:formula="of:=[.B5]+1" table:style-name="ce10">
            <text:p>14/03/2023</text:p>
          </table:table-cell>
          <table:table-cell office:value-type="float" office:value="75.05" table:formula="of:=[.C5]-[.$C$5]/([.$B$2]-1)" table:style-name="ce11">
            <text:p>75,05</text:p>
          </table:table-cell>
          <table:table-cell office:value-type="float" office:value="0" table:formula="of:=SUMIF([.$K$29:.$K$939];[.B6];[.$J$29:.$J$939])" table:style-name="ce11">
            <text:p>0</text:p>
          </table:table-cell>
          <table:table-cell office:value-type="float" office:value="76" table:formula="of:=IF([.B6]&lt;=[.$E$1];[.E5]-[.D6];)" table:style-name="ce11">
            <text:p>76</text:p>
          </table:table-cell>
          <table:table-cell table:number-columns-repeated="1637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date" office:date-value="2023-03-15T00:00:00" table:formula="of:=[.B6]+1" table:style-name="ce10">
            <text:p>15/03/2023</text:p>
          </table:table-cell>
          <table:table-cell office:value-type="float" office:value="71.099999999999994" table:formula="of:=[.C6]-[.$C$5]/([.$B$2]-1)" table:style-name="ce11">
            <text:p>71,1</text:p>
          </table:table-cell>
          <table:table-cell office:value-type="float" office:value="11" table:formula="of:=SUMIF([.$K$29:.$K$939];[.B7];[.$J$29:.$J$939])" table:style-name="ce11">
            <text:p>11</text:p>
          </table:table-cell>
          <table:table-cell office:value-type="float" office:value="65" table:formula="of:=IF([.B7]&lt;=[.$E$1];[.E6]-[.D7];)" table:style-name="ce11">
            <text:p>65</text:p>
          </table:table-cell>
          <table:table-cell table:number-columns-repeated="1637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date" office:date-value="2023-03-16T00:00:00" table:formula="of:=[.B7]+1" table:style-name="ce10">
            <text:p>16/03/2023</text:p>
          </table:table-cell>
          <table:table-cell office:value-type="float" office:value="67.149999999999991" table:formula="of:=[.C7]-[.$C$5]/([.$B$2]-1)" table:style-name="ce11">
            <text:p>67,15</text:p>
          </table:table-cell>
          <table:table-cell office:value-type="float" office:value="3" table:formula="of:=SUMIF([.$K$29:.$K$939];[.B8];[.$J$29:.$J$939])" table:style-name="ce11">
            <text:p>3</text:p>
          </table:table-cell>
          <table:table-cell office:value-type="float" office:value="62" table:formula="of:=IF([.B8]&lt;=[.$E$1];[.E7]-[.D8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date" office:date-value="2023-03-17T00:00:00" table:formula="of:=[.B8]+1" table:style-name="ce10">
            <text:p>17/03/2023</text:p>
          </table:table-cell>
          <table:table-cell office:value-type="float" office:value="63.199999999999989" table:formula="of:=[.C8]-[.$C$5]/([.$B$2]-1)" table:style-name="ce11">
            <text:p>63,2</text:p>
          </table:table-cell>
          <table:table-cell office:value-type="float" office:value="5" table:formula="of:=SUMIF([.$K$29:.$K$939];[.B9];[.$J$29:.$J$939])" table:style-name="ce11">
            <text:p>5</text:p>
          </table:table-cell>
          <table:table-cell office:value-type="float" office:value="57" table:formula="of:=IF([.B9]&lt;=[.$E$1];[.E8]-[.D9];)" table:style-name="ce11">
            <text:p>57</text:p>
          </table:table-cell>
          <table:table-cell table:number-columns-repeated="1637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date" office:date-value="2023-03-18T00:00:00" table:formula="of:=[.B9]+1" table:style-name="ce10">
            <text:p>18/03/2023</text:p>
          </table:table-cell>
          <table:table-cell office:value-type="float" office:value="59.249999999999986" table:formula="of:=[.C9]-[.$C$5]/([.$B$2]-1)" table:style-name="ce11">
            <text:p>59,25</text:p>
          </table:table-cell>
          <table:table-cell office:value-type="float" office:value="5" table:formula="of:=SUMIF([.$K$29:.$K$939];[.B10];[.$J$29:.$J$939])" table:style-name="ce11">
            <text:p>5</text:p>
          </table:table-cell>
          <table:table-cell office:value-type="float" office:value="52" table:formula="of:=IF([.B10]&lt;=[.$E$1];[.E9]-[.D10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date" office:date-value="2023-03-19T00:00:00" table:formula="of:=[.B10]+1" table:style-name="ce10">
            <text:p>19/03/2023</text:p>
          </table:table-cell>
          <table:table-cell office:value-type="float" office:value="55.299999999999983" table:formula="of:=[.C10]-[.$C$5]/([.$B$2]-1)" table:style-name="ce11">
            <text:p>55,3</text:p>
          </table:table-cell>
          <table:table-cell office:value-type="float" office:value="0" table:formula="of:=SUMIF([.$K$29:.$K$939];[.B11];[.$J$29:.$J$939])" table:style-name="ce11">
            <text:p>0</text:p>
          </table:table-cell>
          <table:table-cell office:value-type="float" office:value="52" table:formula="of:=IF([.B11]&lt;=[.$E$1];[.E10]-[.D11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date" office:date-value="2023-03-20T00:00:00" table:formula="of:=[.B11]+1" table:style-name="ce10">
            <text:p>20/03/2023</text:p>
          </table:table-cell>
          <table:table-cell office:value-type="float" office:value="51.34999999999998" table:formula="of:=[.C11]-[.$C$5]/([.$B$2]-1)" table:style-name="ce11">
            <text:p>51,35</text:p>
          </table:table-cell>
          <table:table-cell office:value-type="float" office:value="0" table:formula="of:=SUMIF([.$K$29:.$K$939];[.B12];[.$J$29:.$J$939])" table:style-name="ce11">
            <text:p>0</text:p>
          </table:table-cell>
          <table:table-cell office:value-type="float" office:value="52" table:formula="of:=IF([.B12]&lt;=[.$E$1];[.E11]-[.D12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date" office:date-value="2023-03-21T00:00:00" table:formula="of:=[.B12]+1" table:style-name="ce10">
            <text:p>21/03/2023</text:p>
          </table:table-cell>
          <table:table-cell office:value-type="float" office:value="47.399999999999977" table:formula="of:=[.C12]-[.$C$5]/([.$B$2]-1)" table:style-name="ce11">
            <text:p>47,4</text:p>
          </table:table-cell>
          <table:table-cell office:value-type="float" office:value="0" table:formula="of:=SUMIF([.$K$29:.$K$939];[.B13];[.$J$29:.$J$939])" table:style-name="ce11">
            <text:p>0</text:p>
          </table:table-cell>
          <table:table-cell office:value-type="float" office:value="52" table:formula="of:=IF([.B13]&lt;=[.$E$1];[.E12]-[.D13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date" office:date-value="2023-03-22T00:00:00" table:formula="of:=[.B13]+1" table:style-name="ce10">
            <text:p>22/03/2023</text:p>
          </table:table-cell>
          <table:table-cell office:value-type="float" office:value="43.449999999999974" table:formula="of:=[.C13]-[.$C$5]/([.$B$2]-1)" table:style-name="ce11">
            <text:p>43,45</text:p>
          </table:table-cell>
          <table:table-cell office:value-type="float" office:value="3" table:formula="of:=SUMIF([.$K$29:.$K$939];[.B14];[.$J$29:.$J$939])" table:style-name="ce11">
            <text:p>3</text:p>
          </table:table-cell>
          <table:table-cell office:value-type="float" office:value="49" table:formula="of:=IF([.B14]&lt;=[.$E$1];[.E13]-[.D14];)" table:style-name="ce11">
            <text:p>49</text:p>
          </table:table-cell>
          <table:table-cell table:number-columns-repeated="1637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date" office:date-value="2023-03-23T00:00:00" table:formula="of:=[.B14]+1" table:style-name="ce10">
            <text:p>23/03/2023</text:p>
          </table:table-cell>
          <table:table-cell office:value-type="float" office:value="39.499999999999972" table:formula="of:=[.C14]-[.$C$5]/([.$B$2]-1)" table:style-name="ce11">
            <text:p>39,5</text:p>
          </table:table-cell>
          <table:table-cell office:value-type="float" office:value="3" table:formula="of:=SUMIF([.$K$29:.$K$939];[.B15];[.$J$29:.$J$939])" table:style-name="ce11">
            <text:p>3</text:p>
          </table:table-cell>
          <table:table-cell office:value-type="float" office:value="46" table:formula="of:=IF([.B15]&lt;=[.$E$1];[.E14]-[.D15];)" table:style-name="ce11">
            <text:p>46</text:p>
          </table:table-cell>
          <table:table-cell table:number-columns-repeated="1637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date" office:date-value="2023-03-24T00:00:00" table:formula="of:=[.B15]+1" table:style-name="ce10">
            <text:p>24/03/2023</text:p>
          </table:table-cell>
          <table:table-cell office:value-type="float" office:value="35.549999999999969" table:formula="of:=[.C15]-[.$C$5]/([.$B$2]-1)" table:style-name="ce11">
            <text:p>35,55</text:p>
          </table:table-cell>
          <table:table-cell office:value-type="float" office:value="5" table:formula="of:=SUMIF([.$K$29:.$K$939];[.B16];[.$J$29:.$J$939])" table:style-name="ce11">
            <text:p>5</text:p>
          </table:table-cell>
          <table:table-cell office:value-type="float" office:value="41" table:formula="of:=IF([.B16]&lt;=[.$E$1];[.E15]-[.D16];)" table:style-name="ce11">
            <text:p>41</text:p>
          </table:table-cell>
          <table:table-cell table:number-columns-repeated="1637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date" office:date-value="2023-03-25T00:00:00" table:formula="of:=[.B16]+1" table:style-name="ce10">
            <text:p>25/03/2023</text:p>
          </table:table-cell>
          <table:table-cell office:value-type="float" office:value="31.599999999999969" table:formula="of:=[.C16]-[.$C$5]/([.$B$2]-1)" table:style-name="ce11">
            <text:p>31,6</text:p>
          </table:table-cell>
          <table:table-cell office:value-type="float" office:value="0" table:formula="of:=SUMIF([.$K$29:.$K$939];[.B17];[.$J$29:.$J$939])" table:style-name="ce11">
            <text:p>0</text:p>
          </table:table-cell>
          <table:table-cell office:value-type="float" office:value="41" table:formula="of:=IF([.B17]&lt;=[.$E$1];[.E16]-[.D17];)" table:style-name="ce11">
            <text:p>41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date" office:date-value="2023-03-26T00:00:00" table:formula="of:=[.B17]+1" table:style-name="ce10">
            <text:p>26/03/2023</text:p>
          </table:table-cell>
          <table:table-cell office:value-type="float" office:value="27.64999999999997" table:formula="of:=[.C17]-[.$C$5]/([.$B$2]-1)" table:style-name="ce11">
            <text:p>27,65</text:p>
          </table:table-cell>
          <table:table-cell office:value-type="float" office:value="0" table:formula="of:=SUMIF([.$K$29:.$K$939];[.B18];[.$J$29:.$J$939])" table:style-name="ce11">
            <text:p>0</text:p>
          </table:table-cell>
          <table:table-cell office:value-type="float" office:value="0" table:formula="of:=IF([.B18]&lt;=[.$E$1];[.E17]-[.D18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date" office:date-value="2023-03-27T00:00:00" table:formula="of:=[.B18]+1" table:style-name="ce10">
            <text:p>27/03/2023</text:p>
          </table:table-cell>
          <table:table-cell office:value-type="float" office:value="23.699999999999971" table:formula="of:=[.C18]-[.$C$5]/([.$B$2]-1)" table:style-name="ce11">
            <text:p>23,7</text:p>
          </table:table-cell>
          <table:table-cell office:value-type="float" office:value="0" table:formula="of:=SUMIF([.$K$29:.$K$939];[.B19];[.$J$29:.$J$939])" table:style-name="ce11">
            <text:p>0</text:p>
          </table:table-cell>
          <table:table-cell office:value-type="float" office:value="0" table:formula="of:=IF([.B19]&lt;=[.$E$1];[.E18]-[.D19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date" office:date-value="2023-03-28T00:00:00" table:formula="of:=[.B19]+1" table:style-name="ce10">
            <text:p>28/03/2023</text:p>
          </table:table-cell>
          <table:table-cell office:value-type="float" office:value="19.749999999999972" table:formula="of:=[.C19]-[.$C$5]/([.$B$2]-1)" table:style-name="ce11">
            <text:p>19,75</text:p>
          </table:table-cell>
          <table:table-cell office:value-type="float" office:value="0" table:formula="of:=SUMIF([.$K$29:.$K$939];[.B20];[.$J$29:.$J$939])" table:style-name="ce11">
            <text:p>0</text:p>
          </table:table-cell>
          <table:table-cell office:value-type="float" office:value="0" table:formula="of:=IF([.B20]&lt;=[.$E$1];[.E19]-[.D20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date" office:date-value="2023-03-29T00:00:00" table:formula="of:=[.B20]+1" table:style-name="ce10">
            <text:p>29/03/2023</text:p>
          </table:table-cell>
          <table:table-cell office:value-type="float" office:value="15.799999999999972" table:formula="of:=[.C20]-[.$C$5]/([.$B$2]-1)" table:style-name="ce11">
            <text:p>15,8</text:p>
          </table:table-cell>
          <table:table-cell office:value-type="float" office:value="0" table:formula="of:=SUMIF([.$K$29:.$K$939];[.B21];[.$J$29:.$J$939])" table:style-name="ce11">
            <text:p>0</text:p>
          </table:table-cell>
          <table:table-cell office:value-type="float" office:value="0" table:formula="of:=IF([.B21]&lt;=[.$E$1];[.E20]-[.D21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date" office:date-value="2023-03-30T00:00:00" table:formula="of:=[.B21]+1" table:style-name="ce10">
            <text:p>30/03/2023</text:p>
          </table:table-cell>
          <table:table-cell office:value-type="float" office:value="11.849999999999973" table:formula="of:=[.C21]-[.$C$5]/([.$B$2]-1)" table:style-name="ce11">
            <text:p>11,85</text:p>
          </table:table-cell>
          <table:table-cell office:value-type="float" office:value="0" table:formula="of:=SUMIF([.$K$29:.$K$939];[.B22];[.$J$29:.$J$939])" table:style-name="ce11">
            <text:p>0</text:p>
          </table:table-cell>
          <table:table-cell office:value-type="float" office:value="0" table:formula="of:=IF([.B22]&lt;=[.$E$1];[.E21]-[.D22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date" office:date-value="2023-03-31T00:00:00" table:formula="of:=[.B22]+1" table:style-name="ce10">
            <text:p>31/03/2023</text:p>
          </table:table-cell>
          <table:table-cell office:value-type="float" office:value="7.8999999999999728" table:formula="of:=[.C22]-[.$C$5]/([.$B$2]-1)" table:style-name="ce11">
            <text:p>7,9</text:p>
          </table:table-cell>
          <table:table-cell office:value-type="float" office:value="0" table:formula="of:=SUMIF([.$K$29:.$K$939];[.B23];[.$J$29:.$J$939])" table:style-name="ce11">
            <text:p>0</text:p>
          </table:table-cell>
          <table:table-cell office:value-type="float" office:value="0" table:formula="of:=IF([.B23]&lt;=[.$E$1];[.E22]-[.D23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date" office:date-value="2023-04-01T00:00:00" table:formula="of:=[.B23]+1" table:style-name="ce10">
            <text:p>01/04/2023</text:p>
          </table:table-cell>
          <table:table-cell office:value-type="float" office:value="3.9499999999999726" table:formula="of:=[.C23]-[.$C$5]/([.$B$2]-1)" table:style-name="ce11">
            <text:p>3,95</text:p>
          </table:table-cell>
          <table:table-cell office:value-type="float" office:value="0" table:formula="of:=SUMIF([.$K$29:.$K$939];[.B24];[.$J$29:.$J$939])" table:style-name="ce11">
            <text:p>0</text:p>
          </table:table-cell>
          <table:table-cell office:value-type="float" office:value="0" table:formula="of:=IF([.B24]&lt;=[.$E$1];[.E23]-[.D24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date" office:date-value="2023-04-02T00:00:00" table:formula="of:=[.B24]+1" table:style-name="ce10">
            <text:p>02/04/2023</text:p>
          </table:table-cell>
          <table:table-cell office:value-type="float" office:value="-2.7533531010703882E-14" table:formula="of:=[.C24]-[.$C$5]/([.$B$2]-1)" table:style-name="ce11">
            <text:p>-2,75335E-14</text:p>
          </table:table-cell>
          <table:table-cell office:value-type="float" office:value="0" table:formula="of:=SUMIF([.$K$29:.$K$939];[.B25];[.$J$29:.$J$939])" table:style-name="ce11">
            <text:p>0</text:p>
          </table:table-cell>
          <table:table-cell office:value-type="float" office:value="0" table:formula="of:=IF([.B25]&lt;=[.$E$1];[.E24]-[.D25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number-columns-spanned="11" table:number-rows-spanned="1" table:style-name="ce19">
            <text:p>Tarefas</text:p>
          </table:table-cell>
          <table:covered-table-cell table:number-columns-repeated="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0">
            <text:p>Descrição</text:p>
          </table:table-cell>
          <table:covered-table-cell table:number-columns-repeated="6"/>
          <table:table-cell office:value-type="string" table:style-name="ce8">
            <text:p>Data de início</text:p>
          </table:table-cell>
          <table:table-cell office:value-type="string" table:style-name="ce8">
            <text:p>Responsável</text:p>
          </table:table-cell>
          <table:table-cell office:value-type="string" table:style-name="ce8">
            <text:p>Previsão (h)</text:p>
          </table:table-cell>
          <table:table-cell office:value-type="string" table:style-name="ce8">
            <text:p>Data de término</text:p>
          </table:table-cell>
          <table:table-cell table:style-name="ce12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2">
            <text:p>Levantamento de requisito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3" table:style-name="ce27">
            <text:p>3</text:p>
          </table:table-cell>
          <table:table-cell office:value-type="date" office:date-value="2023-03-15T00:00:00" table:style-name="ce15">
            <text:p>15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3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visualização dos dados da Sal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Vitor</text:p>
          </table:table-cell>
          <table:table-cell office:value-type="float" office:value="3" table:style-name="ce28">
            <text:p>3</text:p>
          </table:table-cell>
          <table:table-cell office:value-type="date" office:date-value="2023-03-23T00:00:00" table:style-name="ce15">
            <text:p>23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8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riação do modelo lógico dos dados a serem utilizados no projet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5" table:style-name="ce28">
            <text:p>5</text:p>
          </table:table-cell>
          <table:table-cell office:value-type="date" office:date-value="2023-03-15T00:00:00" table:style-name="ce15">
            <text:p>15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Desenvolvimento de tela com pop-up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Vitor</text:p>
          </table:table-cell>
          <table:table-cell office:value-type="float" office:value="3" table:style-name="ce27">
            <text:p>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visualização e cadastro dos dados por Alun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5" table:style-name="ce27">
            <text:p>5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Desenvolvimento de tela com lista de String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5" table:style-name="ce27">
            <text:p>5</text:p>
          </table:table-cell>
          <table:table-cell office:value-type="date" office:date-value="2023-03-18T00:00:00" table:style-name="ce15">
            <text:p>18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Cadastro de Sala, Trabalhos/Prova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Michael</text:p>
          </table:table-cell>
          <table:table-cell office:value-type="float" office:value="5" table:style-name="ce27">
            <text:p>5</text:p>
          </table:table-cell>
          <table:table-cell office:value-type="date" office:date-value="2023-03-24T00:00:00" table:style-name="ce15">
            <text:p>24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Sub-Tela com Menu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3" table:style-name="ce27">
            <text:p>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a parte visual da tela de Sala em Jav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manda</text:p>
          </table:table-cell>
          <table:table-cell office:value-type="float" office:value="13" table:style-name="ce27">
            <text:p>1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ódigo para ler os dados relacionados a tela de Sala e mostrar eles na tel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8" table:style-name="ce27">
            <text:p>8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Função para a aplicação abrir com os dados correspondentes do horário de aula atual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onas</text:p>
          </table:table-cell>
          <table:table-cell office:value-type="float" office:value="3" table:style-name="ce27">
            <text:p>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Banco de Dados em Java: Desenvolver aplicação simples com leitura e cadastro de dados em SQL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Michael</text:p>
          </table:table-cell>
          <table:table-cell office:value-type="float" office:value="5" table:style-name="ce27">
            <text:p>5</text:p>
          </table:table-cell>
          <table:table-cell office:value-type="date" office:date-value="2023-03-17T00:00:00" table:style-name="ce15">
            <text:p>17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finir Identidade Visual(Paleta de Cores, Fonte, Estilização de botões, etc)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onas</text:p>
          </table:table-cell>
          <table:table-cell office:value-type="float" office:value="3" table:style-name="ce27">
            <text:p>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8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Levantamento de problemas mais comuns e como resolvê-los.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manda</text:p>
          </table:table-cell>
          <table:table-cell office:value-type="float" office:value="3" table:style-name="ce27">
            <text:p>3</text:p>
          </table:table-cell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riação de página no Trell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3" table:style-name="ce27">
            <text:p>3</text:p>
          </table:table-cell>
          <table:table-cell office:value-type="date" office:date-value="2023-03-13T00:00:00" table:style-name="ce13">
            <text:p>13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Montar e Atualizar Backlog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3" table:style-name="ce27">
            <text:p>3</text:p>
          </table:table-cell>
          <table:table-cell office:value-type="date" office:date-value="2023-03-16T00:00:00" table:style-name="ce13">
            <text:p>16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Montar e Atualizar o Burndown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3" table:style-name="ce27">
            <text:p>3</text:p>
          </table:table-cell>
          <table:table-cell office:value-type="date" office:date-value="2023-03-15T00:00:00" table:style-name="ce13">
            <text:p>15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ocumentação Github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3" table:style-name="ce27">
            <text:p>3</text:p>
          </table:table-cell>
          <table:table-cell office:value-type="date" office:date-value="2023-03-22T00:00:00" table:style-name="ce13">
            <text:p>22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Previsão de tempo de trabalho: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2">
            <text:p>Alexandre: <text:s/>11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Alita: <text:s/>15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Amanda: 10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Jonas: 13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Jean: 8hrs</text:p>
          </table:table-cell>
          <table:covered-table-cell table:number-columns-repeated="6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number-rows-repeated="859" table:style-name="ro1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number-rows-repeated="8" table:style-name="ro2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9"/>
          <table:table-cell table:style-name="ce29"/>
          <table:table-cell table:style-name="ce10"/>
          <table:table-cell table:number-columns-repeated="1013" table:style-name="ce4"/>
          <table:table-cell table:number-columns-repeated="15360"/>
        </table:table-row>
        <table:table-row table:number-rows-repeated="2" table:style-name="ro2">
          <table:table-cell table:style-name="ce11"/>
          <table:table-cell table:style-name="ce10"/>
          <table:table-cell table:number-columns-repeated="5" table:style-name="ce11"/>
          <table:table-cell table:number-columns-repeated="1017" table:style-name="ce4"/>
          <table:table-cell table:number-columns-repeated="15360"/>
        </table:table-row>
        <table:table-row table:number-rows-repeated="1047557" table:style-name="ro2">
          <table:table-cell table:number-columns-repeated="16384"/>
        </table:table-row>
        <table:table-row table:number-rows-repeated="7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pt" number:country="BR">
      <number:day/>
      <number:text>/</number:text>
      <number:month/>
      <number:text>/</number:text>
      <number:year/>
    </number:date-style>
    <number:date-style style:name="N37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F4C7C3"/>
    </style:style>
    <style:style style:name="cf2" style:family="table-cell" style:data-style-name="N0">
      <style:table-cell-properties fo:background-color="#F4C7C3"/>
    </style:style>
    <style:style style:name="ConditionalStyle_1" style:family="table-cell" style:data-style-name="N0">
      <style:table-cell-properties style:vertical-align="automatic" fo:background-color="#F4C7C3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3" style:family="table-cell">
      <style:table-cell-properties fo:background-color="#F4C7C3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Fatec</meta:initial-creator>
    <dc:creator>Alexandre Jonas de Souza Fonseca</dc:creator>
    <meta:creation-date>2023-03-23T10:20:31Z</meta:creation-date>
    <dc:date>2023-03-25T12:14:15Z</dc:date>
    <meta:editing-cycles>24</meta:editing-cycles>
    <meta:editing-duration>PT24521S</meta:editing-duration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4285f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7in" svg:stroke-color="#ea433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3f3f3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8.2202362204724pt" svg:width="496.4601574803149pt" chart:style-name="Crt0">
        <chart:title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a</text:p>
            </chart:title>
            <chart:categories table:cell-range-address="Sheet1.$A$6:.$A$25"/>
          </chart:axis>
          <chart:series chart:label-cell-address="Sheet1.$C$4" chart:values-cell-range-address="Sheet1.$C$5:.$C$25" chart:class="chart:line" chart:attached-axis="primary-y" chart:style-name="G0S0">
            <chart:data-point chart:repeated="21"/>
          </chart:series>
          <chart:series chart:label-cell-address="Sheet1.$E$4" chart:values-cell-range-address="Sheet1.$E$5:.$E$25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